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2pt"/>
    </style:style>
    <style:style style:name="P2" style:family="paragraph" style:parent-style-name="Standard">
      <style:text-properties style:font-name="sans-serif" fo:font-size="12pt" officeooo:rsid="00070a61" officeooo:paragraph-rsid="00070a61"/>
    </style:style>
    <style:style style:name="P3" style:family="paragraph" style:parent-style-name="Standard">
      <style:text-properties style:font-name="sans-serif" fo:font-size="12pt" fo:font-weight="normal" officeooo:rsid="0008f19e" officeooo:paragraph-rsid="0008f19e"/>
    </style:style>
    <style:style style:name="P4" style:family="paragraph" style:parent-style-name="Standard">
      <style:text-properties officeooo:paragraph-rsid="000954b6"/>
    </style:style>
    <style:style style:name="P5" style:family="paragraph" style:parent-style-name="Standard">
      <style:text-properties officeooo:rsid="0005103f" officeooo:paragraph-rsid="0005103f"/>
    </style:style>
    <style:style style:name="P6" style:family="paragraph" style:parent-style-name="Standard">
      <style:text-properties officeooo:rsid="0006b98b" officeooo:paragraph-rsid="0006b98b"/>
    </style:style>
    <style:style style:name="P7" style:family="paragraph" style:parent-style-name="Standard">
      <style:text-properties officeooo:rsid="00070a61" officeooo:paragraph-rsid="00070a61"/>
    </style:style>
    <style:style style:name="P8" style:family="paragraph" style:parent-style-name="Standard">
      <style:text-properties officeooo:paragraph-rsid="00070a61"/>
    </style:style>
    <style:style style:name="P9" style:family="paragraph" style:parent-style-name="Standard">
      <style:text-properties officeooo:rsid="0008f19e" officeooo:paragraph-rsid="0008f19e"/>
    </style:style>
    <style:style style:name="P10" style:family="paragraph" style:parent-style-name="Standard">
      <style:text-properties officeooo:paragraph-rsid="0008f19e"/>
    </style:style>
    <style:style style:name="P11" style:family="paragraph" style:parent-style-name="Standard">
      <style:text-properties fo:font-weight="normal" officeooo:paragraph-rsid="0008f19e"/>
    </style:style>
    <style:style style:name="P12" style:family="paragraph" style:parent-style-name="Standard">
      <style:text-properties fo:font-weight="normal" officeooo:rsid="0008f19e" officeooo:paragraph-rsid="0008f19e"/>
    </style:style>
    <style:style style:name="P13" style:family="paragraph" style:parent-style-name="Standard">
      <style:text-properties fo:font-weight="normal" officeooo:rsid="000954b6" officeooo:paragraph-rsid="000954b6"/>
    </style:style>
    <style:style style:name="P14" style:family="paragraph" style:parent-style-name="Standard">
      <style:text-properties fo:font-weight="normal" officeooo:rsid="0009c728" officeooo:paragraph-rsid="0009c728"/>
    </style:style>
    <style:style style:name="P15" style:family="paragraph" style:parent-style-name="Standard">
      <style:text-properties fo:font-weight="normal" officeooo:rsid="000b68a4" officeooo:paragraph-rsid="000b68a4"/>
    </style:style>
    <style:style style:name="P16" style:family="paragraph" style:parent-style-name="Standard">
      <style:text-properties fo:font-weight="normal" officeooo:rsid="000b9d1c" officeooo:paragraph-rsid="000b9d1c"/>
    </style:style>
    <style:style style:name="P17" style:family="paragraph" style:parent-style-name="Standard">
      <style:text-properties fo:font-weight="normal" officeooo:rsid="000bc9f7" officeooo:paragraph-rsid="000bc9f7"/>
    </style:style>
    <style:style style:name="P18" style:family="paragraph" style:parent-style-name="Standard">
      <style:text-properties officeooo:rsid="000954b6" officeooo:paragraph-rsid="0009c728"/>
    </style:style>
    <style:style style:name="P19" style:family="paragraph" style:parent-style-name="Text_20_body">
      <style:text-properties fo:font-weight="normal" officeooo:rsid="000954b6" officeooo:paragraph-rsid="000954b6"/>
    </style:style>
    <style:style style:name="P20" style:family="paragraph" style:parent-style-name="Standard">
      <style:text-properties fo:font-weight="normal" officeooo:rsid="000bc9f7" officeooo:paragraph-rsid="000bc9f7"/>
    </style:style>
    <style:style style:name="P21" style:family="paragraph" style:parent-style-name="Standard">
      <style:text-properties fo:font-weight="normal" officeooo:rsid="0013a847" officeooo:paragraph-rsid="0013a847"/>
    </style:style>
    <style:style style:name="P22" style:family="paragraph" style:parent-style-name="Standard">
      <style:text-properties fo:font-weight="normal" officeooo:rsid="0013e55c" officeooo:paragraph-rsid="0013e55c"/>
    </style:style>
    <style:style style:name="P23" style:family="paragraph" style:parent-style-name="Standard">
      <style:text-properties fo:font-weight="normal" officeooo:rsid="0015ce66" officeooo:paragraph-rsid="0015ce66"/>
    </style:style>
    <style:style style:name="P24" style:family="paragraph" style:parent-style-name="Standard">
      <style:text-properties fo:font-weight="normal" officeooo:rsid="001783cd" officeooo:paragraph-rsid="001783cd"/>
    </style:style>
    <style:style style:name="P25" style:family="paragraph" style:parent-style-name="Standard">
      <style:text-properties fo:font-weight="normal" officeooo:rsid="00193f80" officeooo:paragraph-rsid="00193f80"/>
    </style:style>
    <style:style style:name="P26" style:family="paragraph" style:parent-style-name="Standard">
      <style:text-properties fo:font-weight="normal" officeooo:rsid="001b3326" officeooo:paragraph-rsid="001b3326"/>
    </style:style>
    <style:style style:name="P27" style:family="paragraph" style:parent-style-name="Standard">
      <style:text-properties fo:font-weight="normal" officeooo:rsid="001ec7e1" officeooo:paragraph-rsid="001ec7e1"/>
    </style:style>
    <style:style style:name="P28" style:family="paragraph" style:parent-style-name="Standard">
      <style:text-properties fo:font-weight="normal" officeooo:rsid="0020b596" officeooo:paragraph-rsid="0020b596"/>
    </style:style>
    <style:style style:name="T1" style:family="text">
      <style:text-properties officeooo:rsid="0006b98b"/>
    </style:style>
    <style:style style:name="T2" style:family="text">
      <style:text-properties officeooo:rsid="00070a61"/>
    </style:style>
    <style:style style:name="T3" style:family="text">
      <style:text-properties style:font-name="sans-serif" fo:font-size="12pt"/>
    </style:style>
    <style:style style:name="T4" style:family="text">
      <style:text-properties style:font-name="sans-serif" fo:font-size="12pt" officeooo:rsid="00070a61"/>
    </style:style>
    <style:style style:name="T5" style:family="text">
      <style:text-properties officeooo:rsid="0008f19e"/>
    </style:style>
    <style:style style:name="T6" style:family="text">
      <style:text-properties fo:font-weight="normal"/>
    </style:style>
    <style:style style:name="T7" style:family="text">
      <style:text-properties fo:font-weight="normal" officeooo:rsid="000954b6"/>
    </style:style>
    <style:style style:name="T8" style:family="text">
      <style:text-properties officeooo:rsid="000bc9f7"/>
    </style:style>
    <style:style style:name="T9" style:family="text">
      <style:text-properties officeooo:rsid="0013a847"/>
    </style:style>
    <style:style style:name="T10" style:family="text">
      <style:text-properties officeooo:rsid="001ad563"/>
    </style:style>
    <style:style style:name="T11" style:family="text">
      <style:text-properties officeooo:rsid="001b3326"/>
    </style:style>
    <style:style style:name="T12" style:family="text">
      <style:text-properties officeooo:rsid="001ec7e1"/>
    </style:style>
    <style:style style:name="T13" style:family="text">
      <style:text-properties officeooo:rsid="001f1d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p>
      <text:p text:style-name="P5"/>
      <text:p text:style-name="P5">1 puerto analógico</text:p>
      <text:p text:style-name="P5">6 pines en el puerto</text:p>
      <text:p text:style-name="P5">Del A0 al A5</text:p>
      <text:p text:style-name="P5">Son de entrada</text:p>
      <text:p text:style-name="P5"/>
      <text:p text:style-name="P5">4.</text:p>
      <text:p text:style-name="P5"/>
      <text:p text:style-name="P5">1 puerto digital</text:p>
      <text:p text:style-name="P5">14 pines en el puerto, de los cuales 6 proveen una salida PWM</text:p>
      <text:p text:style-name="P5">Del 0 al 13</text:p>
      <text:p text:style-name="P5">Son de entrada y salida.</text:p>
      <text:p text:style-name="P5"/>
      <text:p text:style-name="P5">5.</text:p>
      <text:p text:style-name="P5"/>
      <text:p text:style-name="P5">Tiene 3 tomas de tierra <text:span text:style-name="T1">(junto al puerto digital y a los pines de POWER)</text:span>.</text:p>
      <text:p text:style-name="P5">Sirve para <text:span text:style-name="T1">regular la tensión que existe en la placa. Cuando se alimenta con alguna tensión, necesita alguna como referencia y permite mantener el voltaje dentro de límites correctos cuando existe algún fallo.</text:span></text:p>
      <text:p text:style-name="P5"/>
      <text:p text:style-name="P5"/>
      <text:p text:style-name="P6">6.</text:p>
      <text:p text:style-name="P6"/>
      <text:p text:style-name="P6">Se puede alimentar conectándola por USB, por la entrada de corriente estándar de 7 a 12 V y mediante los pines que se encuentran en el puerto POWER.</text:p>
      <text:p text:style-name="P6">El voltaje recomendado oscila entre 7 y 12 V.</text:p>
      <text:p text:style-name="P6"/>
      <text:p text:style-name="P6">7.</text:p>
      <text:p text:style-name="P6"/>
      <text:p text:style-name="P6">- No conectar dos o más pines entre sí.</text:p>
      <text:p text:style-name="P6">- No aplicar un voltaje superior a 5.5 V a cualquier pin digital.</text:p>
      <text:p text:style-name="P6">- No invertir la corriente al utilizar el pin Vin.</text:p>
      <text:p text:style-name="P6">- No conectar más voltaje a los pines de 5 V o 3.3 V.</text:p>
      <text:p text:style-name="P6">- No conectar el voltaje a tierra.</text:p>
      <text:p text:style-name="P6">- No alimentar la placa desde dos entradas de corriente diferentes.</text:p>
      <text:p text:style-name="P6">- No aplicar más de 13 V al pin RESET.</text:p>
      <text:p text:style-name="P6">- <text:span text:style-name="T2">No superar los 200 mAh como corriente en total en la placa.</text:span></text:p>
      <text:p text:style-name="P7">- No tocar con los dedos las patillas de los elementos que se conecten a los pin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3.3</text:p>
      <text:p text:style-name="P7"/>
      <text:p text:style-name="P7">1.</text:p>
      <text:p text:style-name="P7"/>
      <text:p text:style-name="P7">- voltaje de funcionamiento:</text:p>
      <text:p text:style-name="P7">1.8 V – 5.5 V</text:p>
      <text:p text:style-name="P7"/>
      <text:p text:style-name="P7">- frecuencia de trabajo del microprocesador:</text:p>
      <text:p text:style-name="P2"><text:tab/>- 0 - 4MHz @ 1.8 - 5.5V</text:p>
      <text:p text:style-name="Standard"><text:span text:style-name="T4"><text:tab/>- </text:span><text:span text:style-name="T3">0 - 10MHz @ 2.7 - 5.5V</text:span></text:p>
      <text:p text:style-name="Standard"><text:span text:style-name="T2"><text:tab/>-</text:span> <text:span text:style-name="T3">0 - 20MHz @ 4.5 - 5.5V</text:span></text:p>
      <text:p text:style-name="P7"/>
      <text:p text:style-name="P7"/>
      <text:p text:style-name="P7">- número de pines:</text:p>
      <text:p text:style-name="P8"><text:span text:style-name="T2">28</text:span>-pin PDIP</text:p>
      <text:p text:style-name="P7"/>
      <text:p text:style-name="P7">- número de puertos y su tipo:</text:p>
      <text:p text:style-name="P9">3 puertos</text:p>
      <text:p text:style-name="P10"><text:span text:style-name="T5">B: </text:span><text:span text:style-name="T6">pines digitales del 8 al 13</text:span></text:p>
      <text:p text:style-name="P10"><text:span text:style-name="T5">C: </text:span><text:span text:style-name="T6">entradas analógicas</text:span></text:p>
      <text:p text:style-name="P10"><text:span text:style-name="T5">D: </text:span><text:span text:style-name="T6">pines digitales del 0 al 7</text:span></text:p>
      <text:p text:style-name="P11"/>
      <text:p text:style-name="P11"/>
      <text:p text:style-name="P12">2.</text:p>
      <text:p text:style-name="P12"/>
      <text:p text:style-name="P12">Se coloca la CPU en vertical con la muesca hacia arriba, numerando los pines desde la esquina superior izquierda hasta la esquina inferior izquierda, siguiendo desde la esquina inferior derecha hasta la esquina superior derecha.</text:p>
      <text:p text:style-name="P12"/>
      <text:p text:style-name="P12"/>
      <text:p text:style-name="P12">5.</text:p>
      <text:p text:style-name="P12"/>
      <text:p text:style-name="P3">- 32KBytes of In-System Self-Programmable Flash program</text:p>
      <text:p text:style-name="P1">Memory</text:p>
      <text:p text:style-name="Standard">– <text:span text:style-name="T3">1KBytes EEPROM</text:span></text:p>
      <text:p text:style-name="Standard">– <text:span text:style-name="T3">2KBytes Internal SRAM</text:span></text:p>
      <text:p text:style-name="P12"/>
      <text:p text:style-name="P12"/>
      <text:p text:style-name="P12">6.</text:p>
      <text:p text:style-name="P12"/>
      <text:p text:style-name="P12">Los programas se guardan en la memoria flash.</text:p>
      <text:p text:style-name="P13">Se encuentra junto a la conexión por USB.</text:p>
      <text:p text:style-name="P13"/>
      <text:p text:style-name="P13">7.</text:p>
      <text:p text:style-name="P13"/>
      <text:p text:style-name="P13">SRAM: como la RAM en un ordenador común. Memoria volátil donde se guardan las variables y los datos parciales.</text:p>
      <text:p text:style-name="P13">EEPROM: memoria no volátil que mantiene los datos después de desconectar la placa de la corriente. Tiene un número de usos limitados.</text:p>
      <text:p text:style-name="P13"/>
      <text:p text:style-name="P13"/>
      <text:p text:style-name="P13"/>
      <text:p text:style-name="P13"><text:soft-page-break/>8.</text:p>
      <text:p text:style-name="P13"/>
      <text:p text:style-name="P4"><text:span text:style-name="T7">Arduino UNO </text:span><text:a xlink:type="simple" xlink:href="http://www.atmel.com/devices/atmega328p.aspx" text:style-name="Internet_20_link" text:visited-style-name="Visited_20_Internet_20_Link"><text:span text:style-name="T6">atmega328p</text:span></text:a></text:p>
      <text:p text:style-name="P4"><text:span text:style-name="T7">Arduino MEGA </text:span><text:span text:style-name="T6">Atmega256</text:span></text:p>
      <text:p text:style-name="P18"><text:span text:style-name="T6">Arduino Ethernet </text:span><text:a xlink:type="simple" xlink:href="http://www.atmel.com/devices/atmega328p.aspx" text:style-name="Internet_20_link" text:visited-style-name="Visited_20_Internet_20_Link"><text:span text:style-name="T6">atmega328p</text:span></text:a></text:p>
      <text:p text:style-name="P4"><text:span text:style-name="T7">Arduino DUE </text:span><text:span text:style-name="T6">Atmel SAM3X8E ARM Cortex-M3</text:span></text:p>
      <text:p text:style-name="P4"><text:span text:style-name="T7">Arduino Leonardo </text:span><text:span text:style-name="T6">ATmega32u4</text:span></text:p>
      <text:p text:style-name="P4"><text:span text:style-name="T7">Arduino Micro </text:span><text:span text:style-name="T6">ATmega32u4</text:span></text:p>
      <text:p text:style-name="P4"><text:span text:style-name="T7">Arduino Mini </text:span><text:span text:style-name="T6">ATMega328</text:span></text:p>
      <text:p text:style-name="P13"/>
      <text:p text:style-name="P14">Gekkcreit UNO</text:p>
      <text:p text:style-name="P19"/>
      <text:p text:style-name="P13"/>
      <text:p text:style-name="P13"/>
      <text:p text:style-name="P14">3.4</text:p>
      <text:p text:style-name="P14"/>
      <text:p text:style-name="P14">1.</text:p>
      <text:p text:style-name="P14"/>
      <text:p text:style-name="P14">Es el compilador /enlazador que permite crear un archivo “ejecutable” por Arduino desde un archivo escrito en C y así poder mandar el programa desarrollado para su ejecución.</text:p>
      <text:p text:style-name="P14"/>
      <text:p text:style-name="P14">2.</text:p>
      <text:p text:style-name="P14"/>
      <text:p text:style-name="P14">Arduino cuenta con poco espacio en memoria y esta opción permite optimizar nuestro programa para que ocupe el menor tamaño posible.</text:p>
      <text:p text:style-name="P14"/>
      <text:p text:style-name="P14">3.</text:p>
      <text:p text:style-name="P14"/>
      <text:p text:style-name="P14">En Arduino se debe indicar que microprocesador se está utilizando. Esta opción es la que permite haerlo para indicar el set de instrucciones de la arquitectura de la CPU.</text:p>
      <text:p text:style-name="P14"/>
      <text:p text:style-name="P14">4.</text:p>
      <text:p text:style-name="P14"/>
      <text:p text:style-name="P14">A partir de un programa escrito en C, permite generar un programa objeto con el nombre main.o, optimizando en espacio e indicando la arquitectura de la CPU.</text:p>
      <text:p text:style-name="P14"/>
      <text:p text:style-name="P14">5.</text:p>
      <text:p text:style-name="P14"/>
      <text:p text:style-name="P14">A partir del programa objeto, crea un ejecutable.</text:p>
      <text:p text:style-name="P14"/>
      <text:p text:style-name="P14"/>
      <text:p text:style-name="P15">6.</text:p>
      <text:p text:style-name="P15"/>
      <text:p text:style-name="P15">Genera un fichero en hexadecimal a partir del ejecutable anterior.</text:p>
      <text:p text:style-name="P15">-O ihex indica que el fichero de salida será en hexadecimal.</text:p>
      <text:p text:style-name="P15">-R elimina una sección que no es necesaria, en este caso .eeprom.</text:p>
      <text:p text:style-name="P15">Los nombres de los ficheros indican el fichero fuente y la salida.</text:p>
      <text:p text:style-name="P15"/>
      <text:p text:style-name="P15"/>
      <text:p text:style-name="P15"/>
      <text:p text:style-name="P15"/>
      <text:p text:style-name="P15"/>
      <text:p text:style-name="P15"><text:soft-page-break/>7.</text:p>
      <text:p text:style-name="P15"/>
      <text:p text:style-name="P15"/>
      <text:p text:style-name="P14"/>
      <text:p text:style-name="P15">lsusb</text:p>
      <text:p text:style-name="P15">ls/dev/serial/by-id -l</text:p>
      <text:p text:style-name="P15"/>
      <text:p text:style-name="P15"/>
      <text:p text:style-name="P15">8.</text:p>
      <text:p text:style-name="P15"/>
      <text:p text:style-name="P15">Envía el programa a Arduino.</text:p>
      <text:p text:style-name="P15"/>
      <text:p text:style-name="P15">-F: comprueba que la firma del dispositivo es correcta para poder continuar.</text:p>
      <text:p text:style-name="P15">-V: deshabilita el chequeo automático de verificación cuando se envían los ficheros.</text:p>
      <text:p text:style-name="P15">-c arduino: indica el id del programa que va a ser usado.</text:p>
      <text:p text:style-name="P15">-p ATMEGA328P: indica el tipo de CPU conectada.</text:p>
      <text:p text:style-name="P15">-P /dev/ttyACM0 : puerto que identifica al dispositivo.</text:p>
      <text:p text:style-name="P15">-b 115200: indica la frecuencia del reloj de la CPU.</text:p>
      <text:p text:style-name="P15">-U flash:w:main.hex</text:p>
      <text:p text:style-name="P15"/>
      <text:p text:style-name="P15"/>
      <text:p text:style-name="P15"/>
      <text:p text:style-name="P15"/>
      <text:p text:style-name="P15"/>
      <text:p text:style-name="P15"/>
      <text:p text:style-name="P16">3.5</text:p>
      <text:p text:style-name="P16"/>
      <text:p text:style-name="P16">1.</text:p>
      <text:p text:style-name="P16"/>
      <text:p text:style-name="P16">avr/io.h</text:p>
      <text:p text:style-name="P16"/>
      <text:p text:style-name="P16"/>
      <text:p text:style-name="P16">2.</text:p>
      <text:p text:style-name="P16"/>
      <text:p text:style-name="P16">Indica cada cuánto tiempo se refresca el tick del procesador.</text:p>
      <text:p text:style-name="P16"/>
      <text:p text:style-name="P16">Se define al comienzo del programa, donde se realizan los “DEFINE”.</text:p>
      <text:p text:style-name="P16"/>
      <text:p text:style-name="P16">#define F_CPU 16000000UL</text:p>
      <text:p text:style-name="P16"/>
      <text:p text:style-name="P16"/>
      <text:p text:style-name="P16">3.</text:p>
      <text:p text:style-name="P16"/>
      <text:p text:style-name="P16">16000000UL</text:p>
      <text:p text:style-name="P16"/>
      <text:p text:style-name="P16"/>
      <text:p text:style-name="P16">4.</text:p>
      <text:p text:style-name="P16"/>
      <text:p text:style-name="P16">DDRB es el registro de direccionamiento de datos del puerto B del</text:p>
      <text:p text:style-name="P16">microprocesador (PB0‐PB7).</text:p>
      <text:p text:style-name="P16">Se utiliza para indicar como se quiere que funcionen los pines del puerto B.</text:p>
      <text:p text:style-name="P16"/>
      <text:p text:style-name="P16"><text:soft-page-break/></text:p>
      <text:p text:style-name="P16">5.</text:p>
      <text:p text:style-name="P16"/>
      <text:p text:style-name="P16">DDB0 indica el pin 0 del puerto B.</text:p>
      <text:p text:style-name="P16">Se utiliza para indicar si ese pin es de entrada o salida <text:span text:style-name="T8">para que reciba corriente o sea el que la emite</text:span>.</text:p>
      <text:p text:style-name="P16"/>
      <text:p text:style-name="P16"/>
      <text:p text:style-name="P17">6.</text:p>
      <text:p text:style-name="P17"/>
      <text:p text:style-name="P17">DDB1, DDB2, DDB3, DDB4, DDB5</text:p>
      <text:p text:style-name="P17">Se corresponde con los pines del 8 al 13 del puerto digital.</text:p>
      <text:p text:style-name="P17"/>
      <text:p text:style-name="P17"/>
      <text:p text:style-name="P17"/>
      <text:p text:style-name="P17">7.</text:p>
      <text:p text:style-name="P17"/>
      <text:p text:style-name="P17">Se está asignando a la macro DDRB, es decir a los pines digitales del 8 al 13. Al hacer la operación de <text:span text:style-name="T9">asignación, todos los valores que tuviera este puerto desaparecen (siendo peligroso). Esto establece los cuatro primeros pines a 1 y el resto a 0.</text:span></text:p>
      <text:p text:style-name="P21"/>
      <text:p text:style-name="P21">8.</text:p>
      <text:p text:style-name="P21"/>
      <text:p text:style-name="P21">La variable PORTB es la salida del puerto B. Contiene los datos de salida existentes en los pines PB0-PB7 de la CPU. Es como si fuera un cout de C++. En este caso manda una señal de voltaje alto al pin 0 del puerto B.</text:p>
      <text:p text:style-name="P21"/>
      <text:p text:style-name="P21">9.</text:p>
      <text:p text:style-name="P21"/>
      <text:p text:style-name="P21">DDRB es el puerto en general, tanto entradas como salidas.</text:p>
      <text:p text:style-name="P21">PORTB es la salida de ese puerto.</text:p>
      <text:p text:style-name="P21"/>
      <text:p text:style-name="P22">10,</text:p>
      <text:p text:style-name="P22"/>
      <text:p text:style-name="P22">Como en la pregunta 8.</text:p>
      <text:p text:style-name="P22"/>
      <text:p text:style-name="P22"/>
      <text:p text:style-name="P22">11.</text:p>
      <text:p text:style-name="P22"/>
      <text:p text:style-name="P22">La respuesta depende de como estén inicializados los pines del puerto B. Si están inicializados todos a 0, entonces sí es igual. De todos modos, es peligroso hacer una asignación en las macros de los puertos, ya que se pierde el control de los elementos que tiene conectados y/o configurados.</text:p>
      <text:p text:style-name="P22"/>
      <text:p text:style-name="P22">La asignación de este ejercicio establece todos los pines a 0, menos el primero que lo hace a 1.</text:p>
      <text:p text:style-name="P22">La instrucción del ejercicio 4 mantiene el estado de todos los pines como estuvieran, excepto el primero que lo establece a 1.</text:p>
      <text:p text:style-name="P22"/>
      <text:p text:style-name="P22"/>
      <text:p text:style-name="P22"/>
      <text:p text:style-name="P22"/>
      <text:p text:style-name="P23">12.</text:p>
      <text:p text:style-name="P23"/>
      <text:p text:style-name="P23"><text:soft-page-break/>En este caso, la instrucción si mantiene todos los pines como estuvieran anteriormente, excepto el primero, que lo asigna a 1 siempre, por lo que si es equivalente.</text:p>
      <text:p text:style-name="P23"/>
      <text:p text:style-name="P23"/>
      <text:p text:style-name="P23">13.</text:p>
      <text:p text:style-name="P23"/>
      <text:p text:style-name="P23"><text:span text:style-name="T11">E</text:span>s equivalente porque <text:span text:style-name="T11">el resto de pines se quedan como estaban, excepto el primero que se asigna a 1.</text:span></text:p>
      <text:p text:style-name="P23"/>
      <text:p text:style-name="P23"/>
      <text:p text:style-name="P23">14.</text:p>
      <text:p text:style-name="P23"/>
      <text:p text:style-name="P24">Se estarían asignando todos los pines como entrada, menos el primero como salida. No se sabe que elementos se encuentran conectados a los pines, por lo que si se establece como entrada y un elemento es de salida podría haber problema, al igual que ocurre al contrario si un dispositivo que envía señal está conectado a un pin configurado como salida.</text:p>
      <text:p text:style-name="P24"/>
      <text:p text:style-name="P24"/>
      <text:p text:style-name="P24">15.</text:p>
      <text:p text:style-name="P24"/>
      <text:p text:style-name="P24">Mantiene el resto de pines del puerto como están, excepto el primero que cambia su configuración. Si está como salida, de este modo pasa a ser de entrada.</text:p>
      <text:p text:style-name="P24"/>
      <text:p text:style-name="P24"/>
      <text:p text:style-name="P24">16.</text:p>
      <text:p text:style-name="P24"/>
      <text:p text:style-name="P24">No se utiliza esa instrucción por lo comentado en el ejercicio 14.</text:p>
      <text:p text:style-name="P24"/>
      <text:p text:style-name="P24"/>
      <text:p text:style-name="P24">17.</text:p>
      <text:p text:style-name="P24"/>
      <text:p text:style-name="P25">Teniendo en cuenta que nunca se deben hacer asignaciones a DDRB o PORTB, <text:span text:style-name="T10">la primera instrucción establece los cuatro primeros pines como salida y el resto como entrada. La segunda instrucción manda voltaje bajo a los cuatro primeros y alto al resto, por lo que hay una inconsistencia que pienso que si podría dañar la placa.</text:span></text:p>
      <text:p text:style-name="P25"/>
      <text:p text:style-name="P25"/>
      <text:p text:style-name="P26">18.</text:p>
      <text:p text:style-name="P26"/>
      <text:p text:style-name="P26">Los pines que se han configurado como salida <text:span text:style-name="T12">son los cuatro primeros, los únicos que tienen voltaje alto son los tres primeros, por lo que el cuarto no estaría correctamente configurado (creo).</text:span></text:p>
      <text:p text:style-name="P26"/>
      <text:p text:style-name="P27">Con esta configuración, el led se encendería siempre, ya que es a partir del pin 11 (incluido) cuando no funcionaría.</text:p>
      <text:p text:style-name="P27"/>
      <text:p text:style-name="P27">19.</text:p>
      <text:p text:style-name="P27"/>
      <text:p text:style-name="P27">Como se quiere cambiar solo los pines 8 y 9 de la placa y estos son el primero y segundo del puerto B, <text:span text:style-name="T13">lo que se debe hacer es PORTB &amp;= 0x4.</text:span></text:p>
      <text:p text:style-name="P27"/>
      <text:p text:style-name="P28">Si se tiene los pines configurados como 000111 y se quiere que el resultado sea 000100 haciendo la operación &amp;, tenemos que el valor necesario es 000100, que en hexadecimal es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0T09:00:43.017347483</meta:creation-date>
    <dc:date>2017-09-20T18:40:17.652656083</dc:date>
    <meta:editing-duration>PT44M32S</meta:editing-duration>
    <meta:editing-cycles>6</meta:editing-cycles>
    <meta:generator>LibreOffice/5.3.1.2$Linux_X86_64 LibreOffice_project/30m0$Build-2</meta:generator>
    <meta:document-statistic meta:table-count="0" meta:image-count="0" meta:object-count="0" meta:page-count="6" meta:paragraph-count="141" meta:word-count="1326" meta:character-count="7225" meta:non-whitespace-character-count="6034"/>
  </office:meta>
</office:document-meta>
</file>